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30.44pt">
            <loext:p draw:notify-on-update-of-ranges="Sheet1.I7:Sheet1.I18 Sheet1.J7:Sheet1.J18 Sheet1.K7:Sheet1.K18 Sheet1.I7:Sheet1.I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pt" svg:x="3.88pt" svg:y="320pt">
            <loext:p draw:notify-on-update-of-ranges="Sheet1.I25:Sheet1.I36 Sheet1.J25:Sheet1.J36 Sheet1.K25:Sheet1.K36 Sheet1.I25:Sheet1.I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83pt" svg:height="255.03pt" svg:x="32.97pt" svg:y="613.45pt">
            <loext:p draw:notify-on-update-of-ranges="Sheet1.K45:Sheet1.K48 Sheet1.L45:Sheet1.L48 Sheet1.M45:Sheet1.M48 Sheet1.K45:Sheet1.K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83pt" svg:height="255pt" svg:x="42.66pt" svg:y="904.9pt">
            <loext:p draw:notify-on-update-of-ranges="Sheet1.K52:Sheet1.K55 Sheet1.L52:Sheet1.L55 Sheet1.M52:Sheet1.M55 Sheet1.K52:Sheet1.K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4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Tiempo</text:p>
          </table:table-cell>
          <table:covered-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>
            <text:p>Cores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18.147089392" calcext:value-type="float">
            <text:p>18.147089392</text:p>
          </table:table-cell>
          <table:table-cell office:value-type="float" office:value="10.0589211222" calcext:value-type="float">
            <text:p>10.058921122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style-name="ce1" office:value-type="float" office:value="9.309682185" calcext:value-type="float">
            <text:p>9.309682185</text:p>
          </table:table-cell>
          <table:table-cell office:value-type="float" office:value="5.2859488303" calcext:value-type="float">
            <text:p>5.285948830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6.520895633" calcext:value-type="float">
            <text:p>6.520895633</text:p>
          </table:table-cell>
          <table:table-cell office:value-type="float" office:value="3.6964816954" calcext:value-type="float">
            <text:p>3.696481695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style-name="ce1" office:value-type="float" office:value="4.931913759" calcext:value-type="float">
            <text:p>4.931913759</text:p>
          </table:table-cell>
          <table:table-cell office:value-type="float" office:value="2.8231832065" calcext:value-type="float">
            <text:p>2.823183206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4.068912435" calcext:value-type="float">
            <text:p>4.068912435</text:p>
          </table:table-cell>
          <table:table-cell office:value-type="float" office:value="2.3067855136" calcext:value-type="float">
            <text:p>2.306785513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style-name="ce1" office:value-type="float" office:value="3.523082024" calcext:value-type="float">
            <text:p>3.523082024</text:p>
          </table:table-cell>
          <table:table-cell office:value-type="float" office:value="1.9401685757" calcext:value-type="float">
            <text:p>1.940168575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7" calcext:value-type="float">
            <text:p>7</text:p>
          </table:table-cell>
          <table:table-cell table:style-name="ce1" office:value-type="float" office:value="3.056590049" calcext:value-type="float">
            <text:p>3.056590049</text:p>
          </table:table-cell>
          <table:table-cell office:value-type="float" office:value="1.6677829418" calcext:value-type="float">
            <text:p>1.667782941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8" calcext:value-type="float">
            <text:p>8</text:p>
          </table:table-cell>
          <table:table-cell table:style-name="ce1" office:value-type="float" office:value="2.634881724" calcext:value-type="float">
            <text:p>2.634881724</text:p>
          </table:table-cell>
          <table:table-cell office:value-type="float" office:value="1.4874862219" calcext:value-type="float">
            <text:p>1.487486221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9" calcext:value-type="float">
            <text:p>9</text:p>
          </table:table-cell>
          <table:table-cell table:style-name="ce1" office:value-type="float" office:value="2.391656839" calcext:value-type="float">
            <text:p>2.391656839</text:p>
          </table:table-cell>
          <table:table-cell office:value-type="float" office:value="1.3033301981" calcext:value-type="float">
            <text:p>1.303330198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192147053" calcext:value-type="float">
            <text:p>2.192147053</text:p>
          </table:table-cell>
          <table:table-cell office:value-type="float" office:value="1.29065895111" calcext:value-type="float">
            <text:p>1.290658951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.186671723" calcext:value-type="float">
            <text:p>2.186671723</text:p>
          </table:table-cell>
          <table:table-cell office:value-type="float" office:value="1.41699546312" calcext:value-type="float">
            <text:p>1.416995463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962114004" calcext:value-type="float">
            <text:p>1.962114004</text:p>
          </table:table-cell>
          <table:table-cell office:value-type="float" office:value="1.361213031" calcext:value-type="float">
            <text:p>1.361213031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Escalabilidad</text:p>
          </table:table-cell>
          <table:covered-table-cell/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>
            <text:p>Cores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style-name="ce1" table:formula="of:=[.J7]/[.J8]" office:value-type="float" office:value="1.94927055847718" calcext:value-type="float">
            <text:p>1.9492705585</text:p>
          </table:table-cell>
          <table:table-cell table:formula="of:=[.K7]/[.K8]" office:value-type="float" office:value="1.90295469084764" calcext:value-type="float">
            <text:p>1.902954690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table:formula="of:=[.J7]/[.J9]" office:value-type="float" office:value="2.78291363845234" calcext:value-type="float">
            <text:p>2.7829136385</text:p>
          </table:table-cell>
          <table:table-cell table:formula="of:=[.K7]/[.K9]" office:value-type="float" office:value="2.72121491490614" calcext:value-type="float">
            <text:p>2.721214914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style-name="ce1" table:formula="of:=[.J7]/[.J10]" office:value-type="float" office:value="3.67952285436547" calcext:value-type="float">
            <text:p>3.6795228544</text:p>
          </table:table-cell>
          <table:table-cell table:formula="of:=[.K7]/[.K10]" office:value-type="float" office:value="3.5629714355911" calcext:value-type="float">
            <text:p>3.562971435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table:formula="of:=[.J7]/[.J11]" office:value-type="float" office:value="4.45993608412465" calcext:value-type="float">
            <text:p>4.4599360841</text:p>
          </table:table-cell>
          <table:table-cell table:formula="of:=[.K7]/[.K11]" office:value-type="float" office:value="4.36057928355112" calcext:value-type="float">
            <text:p>4.360579283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style-name="ce1" table:formula="of:=[.J7]/[.J12]" office:value-type="float" office:value="5.15091311197925" calcext:value-type="float">
            <text:p>5.150913112</text:p>
          </table:table-cell>
          <table:table-cell table:formula="of:=[.K7]/[.K12]" office:value-type="float" office:value="5.18456037696148" calcext:value-type="float">
            <text:p>5.18456037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7" calcext:value-type="float">
            <text:p>7</text:p>
          </table:table-cell>
          <table:table-cell table:style-name="ce1" table:formula="of:=[.J7]/[.J13]" office:value-type="float" office:value="5.93703738515312" calcext:value-type="float">
            <text:p>5.9370373852</text:p>
          </table:table-cell>
          <table:table-cell table:formula="of:=[.K7]/[.K13]" office:value-type="float" office:value="6.0313131104121" calcext:value-type="float">
            <text:p>6.031313110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8" calcext:value-type="float">
            <text:p>8</text:p>
          </table:table-cell>
          <table:table-cell table:style-name="ce1" table:formula="of:=[.J7]/[.J14]" office:value-type="float" office:value="6.88725009047123" calcext:value-type="float">
            <text:p>6.8872500905</text:p>
          </table:table-cell>
          <table:table-cell table:formula="of:=[.K7]/[.K14]" office:value-type="float" office:value="6.76236255106384" calcext:value-type="float">
            <text:p>6.762362551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9" calcext:value-type="float">
            <text:p>9</text:p>
          </table:table-cell>
          <table:table-cell table:style-name="ce1" table:formula="of:=[.J7]/[.J15]" office:value-type="float" office:value="7.58766437395244" calcext:value-type="float">
            <text:p>7.587664374</text:p>
          </table:table-cell>
          <table:table-cell table:formula="of:=[.K7]/[.K15]" office:value-type="float" office:value="7.71786085894728" calcext:value-type="float">
            <text:p>7.717860858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0" calcext:value-type="float">
            <text:p>10</text:p>
          </table:table-cell>
          <table:table-cell table:style-name="ce1" table:formula="of:=[.J7]/[.J16]" office:value-type="float" office:value="8.27822630200165" calcext:value-type="float">
            <text:p>8.278226302</text:p>
          </table:table-cell>
          <table:table-cell table:formula="of:=[.K7]/[.K16]" office:value-type="float" office:value="7.79363217025618" calcext:value-type="float">
            <text:p>7.793632170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1" calcext:value-type="float">
            <text:p>11</text:p>
          </table:table-cell>
          <table:table-cell table:style-name="ce1" table:formula="of:=[.J7]/[.J17]" office:value-type="float" office:value="8.29895461724961" calcext:value-type="float">
            <text:p>8.2989546172</text:p>
          </table:table-cell>
          <table:table-cell table:formula="of:=[.K7]/[.K17]" office:value-type="float" office:value="7.09876734541679" calcext:value-type="float">
            <text:p>7.098767345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2" calcext:value-type="float">
            <text:p>12</text:p>
          </table:table-cell>
          <table:table-cell table:style-name="ce1" table:formula="of:=[.J7]/[.J18]" office:value-type="float" office:value="9.24874362804864" calcext:value-type="float">
            <text:p>9.248743628</text:p>
          </table:table-cell>
          <table:table-cell table:formula="of:=[.K7]/[.K18]" office:value-type="float" office:value="7.38967442503127" calcext:value-type="float">
            <text:p>7.389674425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style-name="ce2" office:value-type="string" calcext:value-type="string" table:number-columns-spanned="2" table:number-rows-spanned="1">
            <text:p>Tiempo</text:p>
          </table:table-cell>
          <table:covered-table-cell table:style-name="ce1"/>
        </table:table-row>
        <table:table-row table:style-name="ro1">
          <table:table-cell table:number-columns-repeated="10"/>
          <table:table-cell office:value-type="string" calcext:value-type="string">
            <text:p>Cor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1" office:value-type="float" office:value="19.967902692" calcext:value-type="float">
            <text:p>19.967902692</text:p>
          </table:table-cell>
          <table:table-cell table:style-name="ce1" office:value-type="float" office:value="10.231332165" calcext:value-type="float">
            <text:p>10.231332165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1" office:value-type="float" office:value="9.291343974" calcext:value-type="float">
            <text:p>9.291343974</text:p>
          </table:table-cell>
          <table:table-cell table:style-name="ce1" office:value-type="float" office:value="4.531372872" calcext:value-type="float">
            <text:p>4.53137287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1" office:value-type="float" office:value="9.301718267" calcext:value-type="float">
            <text:p>9.301718267</text:p>
          </table:table-cell>
          <table:table-cell table:style-name="ce1" office:value-type="float" office:value="5.447748683" calcext:value-type="float">
            <text:p>5.447748683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style-name="ce1" office:value-type="float" office:value="9.344617954" calcext:value-type="float">
            <text:p>9.344617954</text:p>
          </table:table-cell>
          <table:table-cell table:style-name="ce1" office:value-type="float" office:value="5.473751572" calcext:value-type="float">
            <text:p>5.47375157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style-name="ce2" office:value-type="string" calcext:value-type="string" table:number-columns-spanned="2" table:number-rows-spanned="1">
            <text:p>Escalabilidad</text:p>
          </table:table-cell>
          <table:covered-table-cell table:style-name="ce1"/>
        </table:table-row>
        <table:table-row table:style-name="ro1">
          <table:table-cell table:number-columns-repeated="10"/>
          <table:table-cell office:value-type="string" calcext:value-type="string">
            <text:p>Cor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1" table:formula="of:=[.L45]/[.L46]" office:value-type="float" office:value="2.14908658509213" calcext:value-type="float">
            <text:p>2.1490865851</text:p>
          </table:table-cell>
          <table:table-cell table:style-name="ce1" table:formula="of:=[.M45]/[.M46]" office:value-type="float" office:value="2.25788794125084" calcext:value-type="float">
            <text:p>2.2578879413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1" table:formula="of:=[.L45]/[.L47]" office:value-type="float" office:value="2.14668968881166" calcext:value-type="float">
            <text:p>2.1466896888</text:p>
          </table:table-cell>
          <table:table-cell table:style-name="ce1" table:formula="of:=[.M45]/[.M47]" office:value-type="float" office:value="1.87808446394149" calcext:value-type="float">
            <text:p>1.8780844639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style-name="ce1" table:formula="of:=[.L45]/[.L48]" office:value-type="float" office:value="2.13683457047622" calcext:value-type="float">
            <text:p>2.1368345705</text:p>
          </table:table-cell>
          <table:table-cell table:style-name="ce1" table:formula="of:=[.M45]/[.M48]" office:value-type="float" office:value="1.86916268128363" calcext:value-type="float">
            <text:p>1.8691626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21:42:53.416327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conskull </meta:initial-creator>
    <meta:creation-date>2018-05-09T16:12:09.972211021</meta:creation-date>
    <dc:date>2018-05-10T21:58:23.278611061</dc:date>
    <dc:creator>Falconskull </dc:creator>
    <meta:editing-duration>PT20M1S</meta:editing-duration>
    <meta:editing-cycles>4</meta:editing-cycles>
    <meta:generator>LibreOffice/5.0.3.2$Linux_X86_64 LibreOffice_project/00m0$Build-2</meta:generator>
    <meta:document-statistic meta:table-count="1" meta:cell-count="1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Atcgrid</text:p>
        </chart:title>
        <chart:legend chart:legend-position="end" svg:x="13.333cm" svg:y="3.952cm" style:legend-expansion="high" chart:style-name="ch3"/>
        <chart:plot-area chart:style-name="ch4" table:cell-range-address="Sheet1.I7:Sheet1.K18" chart:data-source-has-labels="row" svg:x="1.331cm" svg:y="1.301cm" svg:width="11.682cm" svg:height="6.538cm">
          <chartooo:coordinate-region svg:x="1.767cm" svg:y="1.5cm" svg:width="10.874cm" svg:height="5.692cm"/>
          <chart:axis chart:dimension="x" chart:name="primary-x" chart:style-name="ch5">
            <chart:title svg:x="6.678cm" svg:y="8.019cm" chart:style-name="ch6">
              <text:p>Cores</text:p>
            </chart:title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J7:Sheet1.J18" loext:label-string="tam1200" chart:class="chart:scatter">
            <chart:domain table:cell-range-address="Sheet1.I7:Sheet1.I18"/>
            <chart:data-point chart:repeated="12"/>
          </chart:series>
          <chart:series chart:style-name="ch10" chart:values-cell-range-address="Sheet1.K7:Sheet1.K18" loext:label-string="tam100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am1200</text:p>
              </table:table-cell>
              <table:table-cell office:value-type="string">
                <text:p>tam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7:Sheet1.I18</svg:desc>
                </draw:g>
              </table:table-cell>
              <table:table-cell office:value-type="float" office:value="18.147089392">
                <text:p>18.147089392</text:p>
                <draw:g>
                  <svg:desc>Sheet1.J7:Sheet1.J18</svg:desc>
                </draw:g>
              </table:table-cell>
              <table:table-cell office:value-type="float" office:value="10.0589211222">
                <text:p>10.0589211222</text:p>
                <draw:g>
                  <svg:desc>Sheet1.K7:Sheet1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09682185">
                <text:p>9.309682185</text:p>
              </table:table-cell>
              <table:table-cell office:value-type="float" office:value="5.2859488303">
                <text:p>5.2859488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20895633">
                <text:p>6.520895633</text:p>
              </table:table-cell>
              <table:table-cell office:value-type="float" office:value="3.6964816954">
                <text:p>3.6964816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31913759">
                <text:p>4.931913759</text:p>
              </table:table-cell>
              <table:table-cell office:value-type="float" office:value="2.8231832065">
                <text:p>2.823183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68912435">
                <text:p>4.068912435</text:p>
              </table:table-cell>
              <table:table-cell office:value-type="float" office:value="2.3067855136">
                <text:p>2.3067855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523082024">
                <text:p>3.523082024</text:p>
              </table:table-cell>
              <table:table-cell office:value-type="float" office:value="1.9401685757">
                <text:p>1.9401685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056590049">
                <text:p>3.056590049</text:p>
              </table:table-cell>
              <table:table-cell office:value-type="float" office:value="1.6677829418">
                <text:p>1.6677829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634881724">
                <text:p>2.634881724</text:p>
              </table:table-cell>
              <table:table-cell office:value-type="float" office:value="1.4874862219">
                <text:p>1.4874862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391656839">
                <text:p>2.391656839</text:p>
              </table:table-cell>
              <table:table-cell office:value-type="float" office:value="1.3033301981">
                <text:p>1.3033301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192147053">
                <text:p>2.192147053</text:p>
              </table:table-cell>
              <table:table-cell office:value-type="float" office:value="1.29065895111">
                <text:p>1.29065895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186671723">
                <text:p>2.186671723</text:p>
              </table:table-cell>
              <table:table-cell office:value-type="float" office:value="1.41699546312">
                <text:p>1.41699546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962114004">
                <text:p>1.962114004</text:p>
              </table:table-cell>
              <table:table-cell office:value-type="float" office:value="1.361213031">
                <text:p>1.361213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title svg:x="5.871cm" svg:y="0.315cm" chart:style-name="ch2">
          <text:p>Escalabilidad atcgrid</text:p>
        </chart:title>
        <chart:legend chart:legend-position="end" svg:x="13.344cm" svg:y="3.95cm" style:legend-expansion="high" chart:style-name="ch3"/>
        <chart:plot-area chart:style-name="ch4" table:cell-range-address="Sheet1.I25:Sheet1.K36" chart:data-source-has-labels="both" svg:x="1.331cm" svg:y="1.299cm" svg:width="11.693cm" svg:height="6.538cm">
          <chartooo:coordinate-region svg:x="1.767cm" svg:y="1.498cm" svg:width="10.885cm" svg:height="5.692cm"/>
          <chart:axis chart:dimension="x" chart:name="primary-x" chart:style-name="ch5">
            <chart:title svg:x="6.683cm" svg:y="8.016cm" chart:style-name="ch6">
              <text:p>Cores</text:p>
            </chart:title>
          </chart:axis>
          <chart:axis chart:dimension="y" chart:name="primary-y" chart:style-name="ch5">
            <chart:title svg:x="0.451cm" svg:y="5.604cm" chart:style-name="ch7">
              <text:p>Escalabilidad</text:p>
            </chart:title>
            <chart:grid chart:style-name="ch8" chart:class="major"/>
          </chart:axis>
          <chart:series chart:style-name="ch9" chart:values-cell-range-address="Sheet1.J25:Sheet1.J36" loext:label-string="tam1200" chart:class="chart:scatter">
            <chart:domain table:cell-range-address="Sheet1.I25:Sheet1.I36"/>
            <chart:data-point chart:repeated="12"/>
          </chart:series>
          <chart:series chart:style-name="ch10" chart:values-cell-range-address="Sheet1.K25:Sheet1.K36" loext:label-string="tam1200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am1200</text:p>
              </table:table-cell>
              <table:table-cell office:value-type="string">
                <text:p>tam120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I25:Sheet1.I36</svg:desc>
                </draw:g>
              </table:table-cell>
              <table:table-cell office:value-type="float" office:value="1">
                <text:p>1</text:p>
                <draw:g>
                  <svg:desc>Sheet1.J25:Sheet1.J36</svg:desc>
                </draw:g>
              </table:table-cell>
              <table:table-cell office:value-type="float" office:value="1">
                <text:p>1</text:p>
                <draw:g>
                  <svg:desc>Sheet1.K25:Sheet1.K3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4927055847718">
                <text:p>1.94927055847718</text:p>
              </table:table-cell>
              <table:table-cell office:value-type="float" office:value="1.90295469084764">
                <text:p>1.9029546908476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78291363845234">
                <text:p>2.78291363845234</text:p>
              </table:table-cell>
              <table:table-cell office:value-type="float" office:value="2.72121491490614">
                <text:p>2.7212149149061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67952285436547">
                <text:p>3.67952285436547</text:p>
              </table:table-cell>
              <table:table-cell office:value-type="float" office:value="3.5629714355911">
                <text:p>3.562971435591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45993608412465">
                <text:p>4.45993608412465</text:p>
              </table:table-cell>
              <table:table-cell office:value-type="float" office:value="4.36057928355112">
                <text:p>4.3605792835511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15091311197925">
                <text:p>5.15091311197925</text:p>
              </table:table-cell>
              <table:table-cell office:value-type="float" office:value="5.18456037696148">
                <text:p>5.1845603769614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.93703738515312">
                <text:p>5.93703738515312</text:p>
              </table:table-cell>
              <table:table-cell office:value-type="float" office:value="6.0313131104121">
                <text:p>6.031313110412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88725009047123">
                <text:p>6.88725009047123</text:p>
              </table:table-cell>
              <table:table-cell office:value-type="float" office:value="6.76236255106384">
                <text:p>6.7623625510638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7.58766437395244">
                <text:p>7.58766437395244</text:p>
              </table:table-cell>
              <table:table-cell office:value-type="float" office:value="7.71786085894728">
                <text:p>7.7178608589472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.27822630200165">
                <text:p>8.27822630200165</text:p>
              </table:table-cell>
              <table:table-cell office:value-type="float" office:value="7.79363217025618">
                <text:p>7.7936321702561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8.29895461724961">
                <text:p>8.29895461724961</text:p>
              </table:table-cell>
              <table:table-cell office:value-type="float" office:value="7.09876734541679">
                <text:p>7.0987673454167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24874362804864">
                <text:p>9.24874362804864</text:p>
              </table:table-cell>
              <table:table-cell office:value-type="float" office:value="7.38967442503127">
                <text:p>7.38967442503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title svg:x="6.718cm" svg:y="0.315cm" chart:style-name="ch2">
          <text:p>Tiempos PC</text:p>
        </chart:title>
        <chart:legend chart:legend-position="end" svg:x="13.344cm" svg:y="3.951cm" style:legend-expansion="high" chart:style-name="ch3"/>
        <chart:plot-area chart:style-name="ch4" table:cell-range-address="Sheet1.K45:Sheet1.M48" chart:data-source-has-labels="row" svg:x="1.331cm" svg:y="1.299cm" svg:width="11.693cm" svg:height="6.539cm">
          <chartooo:coordinate-region svg:x="1.952cm" svg:y="1.498cm" svg:width="10.832cm" svg:height="5.693cm"/>
          <chart:axis chart:dimension="x" chart:name="primary-x" chart:style-name="ch5">
            <chart:title svg:x="6.683cm" svg:y="8.017cm" chart:style-name="ch6">
              <text:p>Cores</text:p>
            </chart:title>
          </chart:axis>
          <chart:axis chart:dimension="y" chart:name="primary-y" chart:style-name="ch5">
            <chart:title svg:x="0.451cm" svg:y="5.565cm" chart:style-name="ch7">
              <text:p>Tiempo (seg)</text:p>
            </chart:title>
            <chart:grid chart:style-name="ch8" chart:class="major"/>
          </chart:axis>
          <chart:series chart:style-name="ch9" chart:values-cell-range-address="Sheet1.L45:Sheet1.L48" loext:label-string="tam1200" chart:class="chart:scatter">
            <chart:domain table:cell-range-address="Sheet1.K45:Sheet1.K48"/>
            <chart:data-point chart:repeated="4"/>
          </chart:series>
          <chart:series chart:style-name="ch10" chart:values-cell-range-address="Sheet1.M45:Sheet1.M48" loext:label-string="tam1000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m1200</text:p>
              </table:table-cell>
              <table:table-cell office:value-type="string">
                <text:p>tam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45:Sheet1.K48</svg:desc>
                </draw:g>
              </table:table-cell>
              <table:table-cell office:value-type="float" office:value="19.967902692">
                <text:p>19.967902692</text:p>
                <draw:g>
                  <svg:desc>Sheet1.L45:Sheet1.L48</svg:desc>
                </draw:g>
              </table:table-cell>
              <table:table-cell office:value-type="float" office:value="10.231332165">
                <text:p>10.231332165</text:p>
                <draw:g>
                  <svg:desc>Sheet1.M45:Sheet1.M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91343974">
                <text:p>9.291343974</text:p>
              </table:table-cell>
              <table:table-cell office:value-type="float" office:value="4.531372872">
                <text:p>4.531372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301718267">
                <text:p>9.301718267</text:p>
              </table:table-cell>
              <table:table-cell office:value-type="float" office:value="5.447748683">
                <text:p>5.44774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344617954">
                <text:p>9.344617954</text:p>
              </table:table-cell>
              <table:table-cell office:value-type="float" office:value="5.473751572">
                <text:p>5.473751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title svg:x="6.242cm" svg:y="0.315cm" chart:style-name="ch2">
          <text:p>Escalabilidad PC</text:p>
        </chart:title>
        <chart:legend chart:legend-position="end" svg:x="13.344cm" svg:y="3.95cm" style:legend-expansion="high" chart:style-name="ch3"/>
        <chart:plot-area chart:style-name="ch4" table:cell-range-address="Sheet1.K52:Sheet1.M55" chart:data-source-has-labels="both" svg:x="1.331cm" svg:y="1.299cm" svg:width="11.693cm" svg:height="6.538cm">
          <chartooo:coordinate-region svg:x="2.058cm" svg:y="1.498cm" svg:width="10.726cm" svg:height="5.692cm"/>
          <chart:axis chart:dimension="x" chart:name="primary-x" chart:style-name="ch5">
            <chart:title svg:x="6.683cm" svg:y="8.016cm" chart:style-name="ch6">
              <text:p>Cores</text:p>
            </chart:title>
          </chart:axis>
          <chart:axis chart:dimension="y" chart:name="primary-y" chart:style-name="ch5">
            <chart:title svg:x="0.451cm" svg:y="5.604cm" chart:style-name="ch7">
              <text:p>Escalabilidad</text:p>
            </chart:title>
            <chart:grid chart:style-name="ch8" chart:class="major"/>
          </chart:axis>
          <chart:series chart:style-name="ch9" chart:values-cell-range-address="Sheet1.L52:Sheet1.L55" loext:label-string="tam1200" chart:class="chart:scatter">
            <chart:domain table:cell-range-address="Sheet1.K52:Sheet1.K55"/>
            <chart:data-point chart:repeated="4"/>
          </chart:series>
          <chart:series chart:style-name="ch10" chart:values-cell-range-address="Sheet1.M52:Sheet1.M55" loext:label-string="tam1000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m1200</text:p>
              </table:table-cell>
              <table:table-cell office:value-type="string">
                <text:p>tam100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K52:Sheet1.K55</svg:desc>
                </draw:g>
              </table:table-cell>
              <table:table-cell office:value-type="float" office:value="1">
                <text:p>1</text:p>
                <draw:g>
                  <svg:desc>Sheet1.L52:Sheet1.L55</svg:desc>
                </draw:g>
              </table:table-cell>
              <table:table-cell office:value-type="float" office:value="1">
                <text:p>1</text:p>
                <draw:g>
                  <svg:desc>Sheet1.M52:Sheet1.M55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.14908658509213">
                <text:p>2.14908658509213</text:p>
              </table:table-cell>
              <table:table-cell office:value-type="float" office:value="2.25788794125084">
                <text:p>2.2578879412508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14668968881166">
                <text:p>2.14668968881166</text:p>
              </table:table-cell>
              <table:table-cell office:value-type="float" office:value="1.87808446394149">
                <text:p>1.8780844639414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.13683457047622">
                <text:p>2.13683457047622</text:p>
              </table:table-cell>
              <table:table-cell office:value-type="float" office:value="1.86916268128363">
                <text:p>1.869162681283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